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base">
        <table:table-column/>
        <table:table-row>
          <table:table-cell office:value-type="string">
            <text:p>Column 1</text:p>
          </table:table-cell>
        </table:table-row>
        <table:table-row>
          <table:table-cell office:value="1" office:value-type="float"/>
        </table:table-row>
        <table:table-row>
          <table:table-cell/>
        </table:table-row>
        <table:table-row>
          <table:table-cell office:value="3" office:value-type="float"/>
        </table:table-row>
        <table:table-row>
          <table:table-cell/>
        </table:table-row>
        <table:table-row>
          <table:table-cell office:value="5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9-20T15:34:19.915908</meta:creation-date>
    <dc:date>2023-09-20T15:34:19.917610</dc:date>
    <meta:generator>http://pypi.python.org/pypi/ezodf/0.1.0$Python3.9.16 (main, Apr  5 2023, 19:23:03) 
[GCC 9.4.0]</meta:generator>
    <meta:document-statistic/>
    <meta:editing-cycles>1</meta:editing-cycles>
  </office:meta>
</office:document-meta>
</file>